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nentDefinition.get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Defini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Definition.getBean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mponentDefinition.getInner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